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NZ" style:letter-kerning="true" style:font-name-asian="Noto Serif CJK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2T12:54:29.85506311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5.3.2$MacOSX_AARCH64 LibreOffice_project/9f56dff12ba03b9acd7730a5a481eea045e468f3</meta:generator>
  </office:meta>
</office:document-meta>
</file>